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3"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5"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style:font-name-asian="TimesNewRomanPSMT" style:font-size-asian="14pt" style:font-name-complex="TimesNewRomanPSMT" style:font-size-complex="14pt"/>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style:font-name-asian="TimesNewRomanPSMT" style:font-size-asian="14pt" style:font-name-complex="TimesNewRomanPSMT" style:font-size-complex="14pt"/>
    </style:style>
    <style:style style:name="P7"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weight="bold" style:font-name-asian="TimesNewRomanPSMT" style:font-size-asian="14pt" style:font-weight-asian="bold" style:font-name-complex="TimesNewRomanPSMT" style:font-size-complex="14pt" style:font-weight-complex="bold"/>
    </style:style>
    <style:style style:name="P8"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weight="bold" style:font-name-asian="TimesNewRomanPSMT" style:font-size-asian="14pt" style:font-weight-asian="bold" style:font-name-complex="TimesNewRomanPSMT" style:font-size-complex="14pt" style:font-weight-complex="bold"/>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1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 style:family="paragraph" style:parent-style-name="Standard">
      <style:paragraph-properties fo:text-align="center" style:justify-single-word="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16.999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Standard" style:master-page-name="First_20_Page">
      <style:paragraph-properties fo:line-height="100%" fo:text-align="center" style:justify-single-word="false" style:page-number="auto"/>
      <style:text-properties style:use-window-font-color="true" style:font-name="TimesNewRomanPSMT" fo:font-size="11pt" style:font-name-asian="TimesNewRomanPSMT" style:font-size-asian="11pt" style:font-name-complex="TimesNewRomanPSMT" style:font-size-complex="11pt"/>
    </style:style>
    <style:style style:name="P16" style:family="paragraph" style:parent-style-name="Standard" style:list-style-name="L1"/>
    <style:style style:name="T1" style:family="text">
      <style:text-properties fo:language="ru" fo:country="RU"/>
    </style:style>
    <style:style style:name="T2" style:family="text">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T3" style:family="text">
      <style:text-properties style:use-window-font-color="true" style:font-name="TimesNewRomanPSMT" fo:font-size="14pt" fo:font-weight="bold" style:font-name-asian="TimesNewRomanPSMT" style:font-size-asian="14pt" style:font-weight-asian="bold" style:font-name-complex="TimesNewRomanPSMT" style:font-size-complex="14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 text:c="2"/></text:p>
      <text:p text:style-name="P5">Министерство образования Республики Беларусь <text:s/></text:p>
      <text:p text:style-name="P5">Учреждение образования </text:p>
      <text:p text:style-name="P5">“Белорусский государственный университет <text:s/></text:p>
      <text:p text:style-name="P5">информатики <text:s/>и радиоэлектроники” <text:s/></text:p>
      <text:p text:style-name="P5"><text:s/></text:p>
      <text:p text:style-name="P6">Факультет информационных <text:s/>технологий <text:s/>и управления </text:p>
      <text:p text:style-name="P6">Кафедра интеллектуальных информационных технологий <text:s text:c="2"/></text:p>
      <text:p text:style-name="P7">К защите допустить </text:p>
      <text:p text:style-name="P3">Заведующий кафедрой ИИТ <text:s/></text:p>
      <text:p text:style-name="P3">_________ В.В. Голенков </text:p>
      <text:p text:style-name="P3">«___» ____________ 2009 г. </text:p>
      <text:p text:style-name="P3"><text:s/></text:p>
      <text:p text:style-name="P8">ПОЯСНИТЕЛЬНАЯ ЗАПИСКА </text:p>
      <text:p text:style-name="P2">к расчетной работе</text:p>
      <text:p text:style-name="P2">по дисциплине <text:s/>«ПИСИСПР» </text:p>
      <text:p text:style-name="P2">на тему <text:s/></text:p>
      <text:p text:style-name="P2">«Создание административной утилиты </text:p>
      <text:p text:style-name="P2">управления серверными приложениями по протоколу FIX» </text:p>
      <text:p text:style-name="P2"><text:s/><text:span text:style-name="T1">БГУИР КП8 1 – 40 03 01 02 56 ПЗ</text:span></text:p>
      <text:p text:style-name="P9"/>
      <text:p text:style-name="P10"><text:span text:style-name="T2">Выполнил <text:s text:c="75"/><text:tab/><text:tab/><text:tab/>( <text:s text:c="20"/>)</text:span><text:span text:style-name="T3"> </text:span></text:p>
      <text:p text:style-name="P4">студент группы </text:p>
      <text:p text:style-name="P4">521703 Сидоров И. С. <text:s text:c="2"/></text:p>
      <text:p text:style-name="P4"/>
      <text:p text:style-name="P4">Руководитель <text:tab/><text:tab/><text:tab/><text:tab/><text:tab/><text:tab/><text:tab/><text:tab/><text:tab/><text:tab/><text:tab/>( <text:s text:c="19"/>) </text:p>
      <text:p text:style-name="P4">Степанова М. Д.</text:p>
      <text:p text:style-name="P2"><text:s/>МИНСК <text:s/></text:p>
      <text:p text:style-name="P2">2009 </text:p>
      <text:p text:style-name="P2"><text:soft-page-break/></text:p>
      <text:p text:style-name="P11"/>
      <text:table-of-content text:style-name="Sect1" text:protected="true" text:name="Оглавление1">
        <text:table-of-content-source text:outline-level="3">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12">ОГЛАВЛЕНИЕ</text:p>
          </text:index-title>
          <text:p text:style-name="P14">ВВЕДЕНИЕ<text:tab/>6</text:p>
          <text:p text:style-name="P14">1.АНАЛИЗ АДМИНИСТРАТИВНОЙ ЧАСТИ ВОЗМОЖНОСТЕЙ ПРОТОКОЛА «FIX»<text:tab/>7</text:p>
          <text:p text:style-name="P13">1.1.Назначение протокола «FIX», и описание административных команд.<text:tab/>7</text:p>
          <text:p text:style-name="P13">1.2.Анализ существующих приложений управляющих серверами «FIX».<text:tab/>7</text:p>
          <text:p text:style-name="P13">1.3.Требования к административной утилите управления программными серверами «FIX».<text:tab/>7</text:p>
          <text:p text:style-name="P14">2.ПРОЕКТИРОВАНИЕ АДМИНИСТРАТИВНОЙ УТИЛИТЫ УПРАВЛЕНИЯ ПРОГРАММНЫМИ СЕРВЕРАМИ «FIX»<text:tab/>8</text:p>
          <text:p text:style-name="P13">2.1.Задачи решаемые административной утилитой.<text:tab/>8</text:p>
          <text:p text:style-name="P13">2.2.Проектирование вариантов использования с административной утилитой.<text:tab/>8</text:p>
          <text:p text:style-name="P13">2.3.Проектирование пользовательского интерфейса.<text:tab/>8</text:p>
          <text:p text:style-name="P13">2.4.Проектирование модуля работы с «XML» сообщениями.<text:tab/>8</text:p>
          <text:p text:style-name="P13">2.5.Проектирование модуля общения с программными серверами «FIX».<text:tab/>8</text:p>
          <text:p text:style-name="P13">2.6.Проектирование взаимодействия между модулями.<text:tab/>8</text:p>
          <text:p text:style-name="P14">3.РЕАЛИЗАЦИЯ АДМИНИСТРАТИВНОЙ УТИЛИТЫ УПРАВЛЕНИЯ ПРОГРАММНЫМИ СЕРВЕРАМИ «FIX»<text:tab/>9</text:p>
          <text:p text:style-name="P13">3.1.Разработка объектной модели реализующей административную утилиту.<text:tab/>9</text:p>
          <text:p text:style-name="P13">3.2.Разработка модуля работы с «XML» сообщениями.<text:tab/>9</text:p>
          <text:p text:style-name="P13">3.3.Разработка модуля работы с программными серверами «FIX».<text:tab/>9</text:p>
          <text:p text:style-name="P13">3.4.Разработка модуля пользовательского интерфейса.<text:tab/>9</text:p>
          <text:p text:style-name="P13">3.5.Тестирование работы административной утилиты управления программными серверами «FIX».<text:tab/>9</text:p>
          <text:p text:style-name="P14">ЗАКЛЮЧЕНИЕ<text:tab/>10</text:p>
          <text:p text:style-name="P14">СПИСОК ИСПОЛЬЗОВАННЫХ ИСТОЧНИКОВ<text:tab/>11</text:p>
          <text:p text:style-name="P14"><text:soft-page-break/>ПРИЛОЖЕНИЕ А<text:tab/>12</text:p>
          <text:p text:style-name="P13">Руководство оператора административной утилиты управления программными серверами «FIX».<text:tab/>12</text:p>
        </text:index-body>
      </text:table-of-content>
      <text:h text:style-name="Heading_20_1" text:outline-level="1" text:is-list-header="true">ВВЕДЕНИЕ</text:h>
      <text:p text:style-name="Standard"><text:tab/>Для увеличения количества потенциальных участников рынка ценных бумаг, была создана возможность заключения сделок по торговле ценными бумагами используя средства компьютерной техники. Для этого было разработано множество различных средств, приложений. Естественно для управления такими приложениями требуются дополнительные специальные утилиты. Такие утилиты, используются для контроля работы систем предоставляющих доступ к электронной торговле.</text:p>
      <text:p text:style-name="Standard"><text:tab/>Специально для этих целей был разработан специальный протокол передачи информации называемый «FIX» (электронный протокол передачи информации о финансах). Данный протокол является независимым от методов передачи информации (сетевое взаимодействие, использование файлов проецируемых в память и др.).</text:p>
      <text:p text:style-name="Standard"><text:tab/>Данный протокол включает в себя набор администраторских сообщений для управления, и анализа работы приложений серверов предоставляющих доступ к электронным рынкам.</text:p>
      <text:p text:style-name="Standard"><text:tab/>Нашей целью является создание административной утилиты, позволяющей контролировать работу нескольких приложений. Задачами становятся:</text:p>
      <text:list xml:id="list1039274643" text:style-name="L1">
        <text:list-item>
          <text:p text:style-name="P16">изучить протокол взаимодействия «FIX»;</text:p>
        </text:list-item>
        <text:list-item>
          <text:p text:style-name="P16">создать приложение реализующее функции по управлению серверных приложений;</text:p>
        </text:list-item>
      </text:list>
      <text:h text:style-name="Heading_20_1" text:outline-level="1">АНАЛИЗ АДМИНИСТРАТИВНОЙ ЧАСТИ ВОЗМОЖНОСТЕЙ ПРОТОКОЛА «FIX»</text:h>
      <text:h text:style-name="Heading_20_2" text:outline-level="2">Назначение протокола «FIX», и описание административных команд.</text:h>
      <text:p text:style-name="Text_20_body"><text:tab/></text:p>
      <text:h text:style-name="Heading_20_2" text:outline-level="2">Анализ существующих приложений управляющих серверами «FIX».</text:h>
      <text:p text:style-name="Text_20_body"/>
      <text:h text:style-name="Heading_20_2" text:outline-level="2">Требования к административной утилите управления программными серверами «FIX».</text:h>
      <text:h text:style-name="Heading_20_1" text:outline-level="1">ПРОЕКТИРОВАНИЕ АДМИНИСТРАТИВНОЙ УТИЛИТЫ УПРАВЛЕНИЯ ПРОГРАММНЫМИ СЕРВЕРАМИ «FIX»</text:h>
      <text:h text:style-name="Heading_20_2" text:outline-level="2">Задачи решаемые административной утилитой.</text:h>
      <text:h text:style-name="Heading_20_2" text:outline-level="2">Проектирование вариантов использования с административной утилитой.</text:h>
      <text:h text:style-name="Heading_20_2" text:outline-level="2">Проектирование пользовательского интерфейса.</text:h>
      <text:h text:style-name="Heading_20_2" text:outline-level="2">Проектирование модуля работы с «XML» сообщениями.</text:h>
      <text:h text:style-name="Heading_20_2" text:outline-level="2">Проектирование модуля общения с программными серверами «FIX».</text:h>
      <text:h text:style-name="Heading_20_2" text:outline-level="2">Проектирование взаимодействия между модулями.</text:h>
      <text:h text:style-name="Heading_20_1" text:outline-level="1">РЕАЛИЗАЦИЯ АДМИНИСТРАТИВНОЙ УТИЛИТЫ УПРАВЛЕНИЯ ПРОГРАММНЫМИ СЕРВЕРАМИ «FIX»</text:h>
      <text:h text:style-name="Heading_20_2" text:outline-level="2">Разработка объектной модели реализующей административную утилиту.</text:h>
      <text:h text:style-name="Heading_20_2" text:outline-level="2">Разработка модуля работы с «XML» сообщениями.</text:h>
      <text:h text:style-name="Heading_20_2" text:outline-level="2">Разработка модуля работы с программными серверами «FIX».</text:h>
      <text:h text:style-name="Heading_20_2" text:outline-level="2">Разработка модуля пользовательского интерфейса.</text:h>
      <text:h text:style-name="Heading_20_2" text:outline-level="2">Тестирование работы административной утилиты управления программными серверами «FIX».</text:h>
      <text:h text:style-name="Heading_20_1" text:outline-level="1" text:is-list-header="true">ЗАКЛЮЧЕНИЕ</text:h>
      <text:h text:style-name="Heading_20_1" text:outline-level="1" text:is-list-header="true">СПИСОК ИСПОЛЬЗОВАННЫХ ИСТОЧНИКОВ</text:h>
      <text:h text:style-name="Heading_20_1" text:outline-level="1" text:is-list-header="true">ПРИЛОЖЕНИЕ А</text:h>
      <text:h text:style-name="Heading_20_2" text:outline-level="2" text:is-list-header="true">Руководство оператора административной утилиты управления программными серверами «FI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hadow="none"/>
      <style:text-properties fo:font-size="14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Standard" style:default-outline-level="1" style:class="text" style:master-page-name="">
      <style:paragraph-properties fo:margin-left="0cm" fo:margin-right="0cm" fo:line-height="150%" fo:text-align="center" style:justify-single-word="false" fo:text-indent="0cm" style:auto-text-indent="false" style:page-number="auto" fo:break-before="page" fo:background-color="transparent" style:shadow="none">
        <style:tab-stops/>
        <style:background-image/>
      </style:paragraph-properties>
      <style:text-properties style:font-name="Times New Roman1"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background-color="transparent">
        <style:background-image/>
      </style:paragraph-properties>
      <style:text-properties style:font-name="Times New Roman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master-page-name="">
      <style:paragraph-properties fo:margin-left="0cm" fo:margin-right="0cm" fo:text-align="center" style:justify-single-word="false" fo:text-indent="0cm" style:auto-text-indent="false" style:page-number="auto"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3cm" fo:margin-right="1.501cm" style:writing-mode="lr-tb" style:layout-grid-color="#c0c0c0" style:layout-grid-lines="37"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09-11-09T20:09:52</meta:creation-date>
    <dc:date>2009-11-15T13:21:45</dc:date>
    <dc:creator>Ivan Sidarau</dc:creator>
    <meta:editing-duration>PT02H22M31S</meta:editing-duration>
    <meta:editing-cycles>149</meta:editing-cycles>
    <meta:generator>OpenOffice.org/3.1$Unix OpenOffice.org_project/310m19$Build-9420</meta:generator>
    <meta:document-statistic meta:table-count="0" meta:image-count="0" meta:object-count="0" meta:page-count="12" meta:paragraph-count="80" meta:word-count="488" meta:character-count="4442"/>
  </office:meta>
</office:document-meta>
</file>